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background-color="#ffffff">
        <style:background-image/>
      </style:paragraph-properties>
    </style:style>
    <style:style style:name="P2" style:family="paragraph" style:parent-style-name="Standard">
      <style:paragraph-properties fo:margin-top="0cm" fo:margin-bottom="0.499cm" fo:background-color="#ffffff">
        <style:background-image/>
      </style:paragraph-properties>
      <style:text-properties style:use-window-font-color="true" style:font-name="Courier New" fo:font-size="8pt" style:font-size-asian="8pt" style:font-size-complex="8pt"/>
    </style:style>
    <style:style style:name="P3" style:family="paragraph" style:parent-style-name="Preformatted_20_Text">
      <style:paragraph-properties fo:margin-top="0cm" fo:margin-bottom="0.499cm" fo:background-color="#ffffff">
        <style:background-image/>
      </style:paragraph-properties>
      <style:text-properties fo:color="#3333ff" style:font-name="Courier New" fo:font-size="9pt" fo:font-style="italic" style:font-size-asian="9pt" style:font-size-complex="9pt"/>
    </style:style>
    <style:style style:name="P4" style:family="paragraph" style:parent-style-name="Standard">
      <style:text-properties fo:background-color="#ffffff"/>
    </style:style>
    <style:style style:name="P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transparent" style:font-size-asian="8pt" style:font-size-complex="8pt"/>
    </style:style>
    <style:style style:name="P8"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tyle-asian="italic" style:font-size-complex="8pt" style:font-style-complex="italic"/>
    </style:style>
    <style:style style:name="P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ize-complex="8pt"/>
    </style:style>
    <style:style style:name="P1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ffffff" style:font-size-asian="8pt" style:font-size-complex="8pt"/>
    </style:style>
    <style:style style:name="P1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transparent" style:font-size-asian="8pt" style:font-size-complex="8pt"/>
    </style:style>
    <style:style style:name="P12"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weight="bold" fo:background-color="transparent" style:font-weight-asian="bold" style:font-weight-complex="bold"/>
    </style:style>
    <style:style style:name="P13" style:family="paragraph" style:parent-style-name="Preformatted_20_Text">
      <style:paragraph-properties fo:margin-left="1.251cm" fo:margin-right="0cm" fo:margin-top="0cm" fo:margin-bottom="0.499cm" fo:text-indent="0cm" style:auto-text-indent="false" fo:background-color="transparent">
        <style:background-image/>
      </style:paragraph-properties>
      <style:text-properties style:use-window-font-color="true" style:font-name="Courier New" fo:font-size="8pt" fo:background-color="#ffffff" style:font-size-asian="8pt" style:font-size-complex="8pt"/>
    </style:style>
    <style:style style:name="P14"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15"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6"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17"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18" style:family="paragraph" style:parent-style-name="Standard">
      <style:paragraph-properties fo:background-color="#ffffff">
        <style:background-image/>
      </style:paragraph-properties>
      <style:text-properties fo:background-color="transparent"/>
    </style:style>
    <style:style style:name="P19" style:family="paragraph" style:parent-style-name="Standard">
      <style:paragraph-properties fo:background-color="#ffffff">
        <style:background-image/>
      </style:paragraph-properties>
      <style:text-properties style:use-window-font-color="true" style:font-name="AngsanaUPC" fo:font-size="8pt" fo:font-weight="bold" fo:background-color="#ffffff" style:font-size-asian="8pt" style:font-weight-asian="bold" style:font-size-complex="8pt" style:font-weight-complex="bold"/>
    </style:style>
    <style:style style:name="P20" style:family="paragraph" style:parent-style-name="Standard">
      <style:text-properties fo:background-color="#ffffff"/>
    </style:style>
    <style:style style:name="P21" style:family="paragraph" style:parent-style-name="Standard">
      <style:paragraph-properties fo:margin-top="0cm" fo:margin-bottom="0.499cm" fo:background-color="#ffffff">
        <style:background-image/>
      </style:paragraph-properties>
    </style:style>
    <style:style style:name="P22" style:family="paragraph" style:parent-style-name="Preformatted_20_Text">
      <style:text-properties fo:color="#000000" style:font-name="Courier New" fo:font-size="9pt" fo:background-color="#e4e4ff"/>
    </style:style>
    <style:style style:name="P23" style:family="paragraph" style:parent-style-name="Preformatted_20_Text">
      <style:text-properties fo:color="#000000" style:font-name="Courier New" fo:font-size="9pt" fo:font-weight="bold" fo:background-color="#e4e4ff" style:font-weight-asian="bold" style:font-weight-complex="bold"/>
    </style:style>
    <style:style style:name="P24"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color="#000000" style:font-name="Courier New" fo:font-size="9pt"/>
    </style:style>
    <style:style style:name="T8" style:family="text">
      <style:text-properties fo:color="#000000" style:font-name="Courier New" fo:font-size="9pt" style:font-size-asian="9pt" style:font-size-complex="9pt"/>
    </style:style>
    <style:style style:name="T9" style:family="text">
      <style:text-properties fo:color="#000000" style:font-name="Courier New" fo:font-size="9pt" fo:background-color="#e4e4ff"/>
    </style:style>
    <style:style style:name="T10" style:family="text">
      <style:text-properties fo:color="#000000" style:font-name="Courier New" fo:font-size="9pt" fo:background-color="#ffffff"/>
    </style:style>
    <style:style style:name="T11" style:family="text">
      <style:text-properties fo:color="#000000" style:font-name="Courier New" fo:font-size="9pt" fo:font-weight="normal" fo:background-color="#e4e4ff" style:font-weight-asian="normal" style:font-weight-complex="normal"/>
    </style:style>
    <style:style style:name="T12" style:family="text">
      <style:text-properties fo:color="#000000" style:font-name="Courier New" fo:font-size="9pt" fo:background-color="#ffe4ff"/>
    </style:style>
    <style:style style:name="T13" style:family="text">
      <style:text-properties fo:color="#000000" style:font-name="Times New Roman" fo:font-size="12pt" style:font-size-asian="12pt" style:font-size-complex="12pt"/>
    </style:style>
    <style:style style:name="T14" style:family="text">
      <style:text-properties style:use-window-font-color="true" style:font-name="Courier New" fo:font-size="8pt" style:font-size-asian="8pt" style:font-size-complex="8pt"/>
    </style:style>
    <style:style style:name="T15" style:family="text">
      <style:text-properties style:use-window-font-color="true" style:font-name="Courier New" fo:font-size="9pt" style:font-size-asian="9pt" style:font-size-complex="9pt"/>
    </style:style>
    <style:style style:name="T16" style:family="text">
      <style:text-properties fo:font-size="8pt" fo:font-style="italic" style:font-style-asian="italic" style:font-style-complex="italic"/>
    </style:style>
    <style:style style:name="T17" style:family="text">
      <style:text-properties fo:font-size="8pt" fo:font-style="italic" fo:font-weight="normal" style:font-style-asian="italic" style:font-weight-asian="normal" style:font-style-complex="italic" style:font-weight-complex="normal"/>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ize="8pt" style:font-size-asian="8pt" style:font-size-complex="8pt"/>
    </style:style>
    <style:style style:name="T20" style:family="text">
      <style:text-properties style:text-position="super 58%"/>
    </style:style>
    <style:style style:name="T21" style:family="text">
      <style:text-properties style:font-name="Courier New1" fo:font-size="11pt" style:font-size-asian="11pt" style:font-size-complex="11pt"/>
    </style:style>
    <style:style style:name="T22" style:family="text">
      <style:text-properties style:font-name="Courier New1" fo:font-size="9pt" style:font-size-asian="9pt" style:font-size-complex="9pt"/>
    </style:style>
    <style:style style:name="T23" style:family="text">
      <style:text-properties style:font-name="Courier New1" fo:font-size="9pt" fo:font-style="italic" style:font-size-asian="9pt" style:font-style-asian="italic" style:font-size-complex="9pt" style:font-style-complex="italic"/>
    </style:style>
    <style:style style:name="T24"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Started with SC/DDS</text:h>
      <text:p text:style-name="Standard">The <text:span text:style-name="T5">Simple Cached Data Distribution Service </text:span>(SC/DDS) has been specifically designed to be very easy to use and requires minimal dependencies – the only run-time dependency is slf4j-api (although build-time also requires junit to run the tests).</text:p>
      <text:p text:style-name="Standard"/>
      <text:p text:style-name="Standard">The samples show how easy it is to create a publisher and a subscriber, but here are the steps required...</text:p>
      <text:p text:style-name="Standard"/>
      <text:p text:style-name="Standard">Firstly, an <text:span text:style-name="T1">sc/dds registry </text:span>must be running on a server somewhere on a known port. This is the only port that needs to be known in advance – all publishers automatically register themselves and all clients look up the server based on a cache-name; publishers publish a cache identified by a name and subscribers subscribe to a cache identified by name. Multiple registries can run to provide resilience, in which case the publisher and subscriber is passed a list of registry hosts and ports.</text:p>
      <text:p text:style-name="Standard">Also, multiple publishers can publish the same cache-name, e.g two publishers (running on different machines) could publish the “Orders” cache – this provides both resilience to failure and also load balancing – the registry will automatically load-balance requests for the location of the cache in this situation. (NB: for this to work both publishers need to publish the same data and run on machines of equivalent power and load, otherwise the publications from one would be out of step with the other).</text:p>
      <text:p text:style-name="Standard"/>
      <text:p text:style-name="Standard">The (unix) command to run a registry is...</text:p>
      <text:p text:style-name="Standard"/>
      <text:p text:style-name="P3">java -cp scdds-1.0.0.jar:slf4j-api-1.7.21.jar:slf4j-simple-1.7.21.jar <text:span text:style-name="T1">uk.co.octatec.scdds.net.registry.RegistryServer</text:span> &lt;port-number&gt;</text:p>
      <text:p text:style-name="P1">Once the registry is running, <text:span text:style-name="T1">the code to publish a cache is as follows</text:span>...</text:p>
      <text:p text:style-name="P13">List&lt;InetSocketAddress&gt; <text:span text:style-name="T1">registries</text:span>;<text:line-break/>// initialize the address of one or more registries</text:p>
      <text:p text:style-name="P6">String <text:s/><text:span text:style-name="T6">cacheName; // the name that identifies the cache</text:span></text:p>
      <text:p text:style-name="P6">PublishingCacheBuilder&lt;String,<text:span text:style-name="T5">ClassToBePublished</text:span>&gt; <text:span text:style-name="T1">builder = new<text:line-break/> <text:s text:c="38"/>PublishingCacheBuilder&lt;&gt;(registries);</text:span><text:line-break/>Cache&lt;String, <text:span text:style-name="T5">ClassToBePublished</text:span>&gt; <text:span text:style-name="T1">cache = builder.build(</text:span><text:span text:style-name="T4">cacheName</text:span><text:span text:style-name="T1">); </text:span></text:p>
      <text:p text:style-name="P6">// now just put entries in the cache and they will automatically be<text:line-break/>// published to any subscriber</text:p>
      <text:p text:style-name="P6"><text:span text:style-name="T1">cache.put(“some-key”, new <text:s/></text:span><text:span text:style-name="T3">ClassToBePublished() );</text:span></text:p>
      <text:p text:style-name="P1">That's all there is to the publisher, <text:span text:style-name="T1">the code to subscribe to a cache is as follows</text:span>...</text:p>
      <text:p text:style-name="P10"><text:span text:style-name="T16">List&lt;InetSocketAddress&gt; </text:span><text:span text:style-name="T16">registries;<text:line-break/>// initialize the address of one or more registries</text:span></text:p>
      <text:p text:style-name="P10"><text:span text:style-name="T16">String </text:span><text:span text:style-name="T17">cacheName; // the name that identifies the cache, <text:line-break/> <text:s text:c="17"/>// must match the cache-name being published </text:span></text:p>
      <text:p text:style-name="P6"><text:span text:style-name="T5">SubscriptionCacheBuilder&lt;String,ClassToBePublished&gt; </text:span><text:span text:style-name="T3">subscriber = new<text:line-break/> <text:s text:c="38"/>SubscriptionCacheBuilder&lt;&gt;(registries);</text:span></text:p>
      <text:p text:style-name="P15">ImmutableCache&lt;String,Data&gt; <text:span text:style-name="T1">cache = subscriber.subscribe(</text:span><text:span text:style-name="T3">cacheName</text:span><text:span text:style-name="T1">); </text:span></text:p>
      <text:p text:style-name="P14"/>
      <text:p text:style-name="P14">// add a listener - the listener will get an initial update and a stream of updates</text:p>
      <text:p text:style-name="P15"><text:s/></text:p>
      <text:p text:style-name="P16">CacheListener cacheListener = new CacheListener();</text:p>
      <text:p text:style-name="P5"><text:span text:style-name="T2">cache.addListener(cacheListener);</text:span><text:line-break/></text:p>
      <text:p text:style-name="Standard"><text:soft-page-break/>And that's all there is to the subscriber. The subscribed cache will automatically fill up with data from the server. You will almost certainly want to add a listener to the cache; this can be done at any time and the listener will get an initial update indicating the current state of the cache and then a sequence of updates. Listeners can be added and removed as required.</text:p>
      <text:p text:style-name="Standard"/>
      <text:p text:style-name="Standard">If a publisher dies the subscriber will automatically re-subscribe, the listener will get an <text:span text:style-name="T9">onDataStale</text:span> notification and an <text:span text:style-name="T7">onActive </text:span><text:s/>and <text:span text:style-name="T9">onInitialUpdate</text:span> when the connection is re-established. Similarly if the publisher is not het running, the subscriber will automatically re-try every 15 seconds, and similarly, if the registry itself has not yet started, the subscriber will re-try. (Thus there are no start-up order dependencies)</text:p>
      <text:p text:style-name="Standard"/>
      <text:h text:style-name="Heading_20_3" text:outline-level="3">The type of objects that can be published</text:h>
      <text:p text:style-name="P4">There is a minor restriction on the type of objects that can be published. (By publishing we mean 'added to the cache'). Any Java class can be published, but it must implement the interface <text:span text:style-name="T7">ImmutableEntry. </text:span>This interface has no methods, its just a marker interface. It is not used internally, its only purpose is to document the fact that published objects must be treated as immutable by the aapplication code, i.e. once an object is placed in the cache, it should not be changed - to update the values of an object associated with a key, a new object should be created and placed in the cache.</text:p>
      <text:p text:style-name="P4"/>
      <text:p text:style-name="P4">There is one more restriction that is active by default. In order for objects to be serialized across the network they should implement <text:span text:style-name="T7">Serializable(</text:span>and assign <text:span text:style-name="T7">serialVersionUID</text:span>), <text:span text:style-name="T5">but this is only required if you use default serialization.</text:span> If you have high volume updates your application will benefit from using custom serialization, (see sample <text:span text:style-name="T7">ServerWithCustomSerializer</text:span>). If custom serialization is used, the object does not need to implement <text:span text:style-name="T7">Serializable.</text:span></text:p>
      <text:p text:style-name="Standard"/>
      <text:h text:style-name="Heading_20_2" text:outline-level="2">Loading the cache with initial data</text:h>
      <text:p text:style-name="Standard">It may be that your cache needs to be loaded with data before publishing can begin. You could handle that just be creating your cache (as above), then filling it with data from somewhere. As an alternative to that, you can pass an instance of a <text:span text:style-name="T7">CacheLoader</text:span></text:p>
      <text:p text:style-name="Standard">interface to the <text:span text:style-name="T15">PublishingCacheBuilder</text:span><text:span text:style-name="T14"> </text:span>so that the cache is automatically <text:s/>loaded during the initialization process. This is done by implementing a <text:span text:style-name="T9">CacheLoaderPersisterFactory</text:span></text:p>
      <text:p text:style-name="Standard">class and is entirely optional.</text:p>
      <text:p text:style-name="Standard"/>
      <text:h text:style-name="Heading_20_3" text:outline-level="3">Persisting data as it is placed in the cache</text:h>
      <text:p text:style-name="Standard"><text:span text:style-name="T24">It may be that you want to save the data placed in the cache to some persistent store. You could do this before publishing to the cache, or you could pass in an instance of an </text:span><text:span text:style-name="T10">EntryPersister</text:span></text:p>
      <text:p text:style-name="P4">interface to the <text:span text:style-name="T15">PublishingCacheBuilder</text:span><text:span text:style-name="T14"> </text:span>so that the entry is automatically stored before being published. This is also done by implementing a <text:span text:style-name="T9">CacheLoaderPersisterFactory</text:span></text:p>
      <text:p text:style-name="P4">and is entirely optional. You should make sure that the persistence mechanism you use is quick, otherwise it will slow down the publication of data. One option is to use the default <text:span text:style-name="T7">ObjectDataStore </text:span>based Persister (<text:span text:style-name="T8">ObjectDataStoreEntryPersister</text:span><text:span text:style-name="T7"> </text:span><text:span text:style-name="T13">or</text:span><text:span text:style-name="T7"> </text:span><text:span text:style-name="T8">KeyBasedEntryPersister</text:span>) which writes objects to a flat file. If you ultimately wanted the entries in a database, a separate process could read the <text:span text:style-name="T5">ObjectStore</text:span> and write the entries to a database</text:p>
      <text:p text:style-name="P4"/>
      <text:p text:style-name="P4">The sample <text:span text:style-name="T7">ServerWithPersistence </text:span>demonstrates cache loading and persisting using a <text:span text:style-name="T8">CacheLoaderPersisterFactory</text:span>.</text:p>
      <text:p text:style-name="P4"/>
      <text:p text:style-name="P18">There are 2 implementations of <text:span text:style-name="T7">EntryPersister </text:span>and <text:span text:style-name="T7">CacheLoader </text:span>available, accessed through the <text:soft-page-break/>factories <text:span text:style-name="T7">ObjectStoreCacheLoaderPersisterFactory </text:span>and <text:span text:style-name="T7">KeyBasedCacheLoaderPersisterFactory</text:span></text:p>
      <text:p text:style-name="P18">The first creates stream of updates within a single file so that the history of updates is recorded. The 2<text:span text:style-name="T20">nd</text:span> just maintains a single file per key so that the current value is always available, but no history is saved. You are, of course, free to implement your own <text:span text:style-name="T7">CacheLoaderPersisterFactory</text:span></text:p>
      <text:p text:style-name="P18">and provide any specific behaviour you might need</text:p>
      <text:p text:style-name="P18"/>
      <text:h text:style-name="Heading_20_2" text:outline-level="2">Subscribing without using a local copy of the cache</text:h>
      <text:p text:style-name="Standard">In the subscription code example above, a local copy of the cache is maintained in the subscriber application and listeners can be added and removed to this local cache as required, and the cache can be queried for the most recent value at any point. However, it might be that for some applications a local copy of the cache is not needed. The following code fragment shows how to get a stream of updates without having a local copy of the cache. </text:p>
      <text:p text:style-name="P2"/>
      <text:p text:style-name="P8">List&lt;InetSocketAddress&gt; registries;<text:line-break/>// initialize the address of one or more registries</text:p>
      <text:p text:style-name="P11"><text:span text:style-name="T16">String </text:span><text:span text:style-name="T17">cacheName; // the name that identifies the remote cache, <text:line-break/> <text:s text:c="17"/>// it must match the cache-name being published </text:span></text:p>
      <text:p text:style-name="P7"><text:span text:style-name="T5">SubscriptionStreamBuilder&lt;String, Data&gt; </text:span><text:span text:style-name="T3">subscriber = <text:line-break/><text:tab/><text:tab/><text:tab/><text:tab/>new SubscriptionStreamBuilder&lt;&gt;(registries);</text:span></text:p>
      <text:p text:style-name="P17">DataListener dataListener = new DataListener();</text:p>
      <text:p text:style-name="P12"><text:span text:style-name="T19">subscriber.subscribe(</text:span><text:span text:style-name="T18">cacheName</text:span><text:span text:style-name="T19">, dataListener); </text:span></text:p>
      <text:p text:style-name="P9">// the listener will now get updates as soon as they are available</text:p>
      <text:h text:style-name="Heading_20_2" text:outline-level="2">Customization and Configuration</text:h>
      <text:p text:style-name="Standard">SC/DDS is very customizable. Customization is achieved by implementing a factory and passing it in to the <text:s/>constructor of either <text:span text:style-name="T9">PublishingCacheBuilder, SubscriptionCacheBuilder, SubscriptionStreamBuilder. </text:span>There are several versions of the constructor which take an assortment of factories – they were created so that the most common customizations could be done more easily, but ultimately, you can use the constructor with all possible factories, and just pass in <text:span text:style-name="T22">null</text:span> for factories whose default implementation <text:s/>you want to use.</text:p>
      <text:p text:style-name="Standard"/>
      <text:p text:style-name="Standard">The following is a list of factories that can be replaced with your own implementation.</text:p>
      <text:p text:style-name="Standard"/>
      <text:p text:style-name="P23">SerializerFactory</text:p>
      <text:p text:style-name="Standard"/>
      <text:p text:style-name="Standard">(Used in publisher and subscriber). This is the most frequently overriden factory. You should consider creating custom serializes and implementing this factory. See the <text:span text:style-name="T10">ServerWithCustomSerializer</text:span> sample for how to do this. You will get much better throughput if you use custom serialization. If you do implement a custom serializer, <text:span text:style-name="T5">only the publisher code needs to change</text:span>, the subscriber will automatically pick up the correct serializer class (but the serializer class and factory class will need to be on the class-path of the subscriber)</text:p>
      <text:p text:style-name="Standard"/>
      <text:p text:style-name="P23">CacheLoaderPersisterFactory</text:p>
      <text:p text:style-name="Standard"/>
      <text:p text:style-name="Standard">(Used in publisher only). As mentioned above, you might want to load the contents of the cache before publishing begins and save items placed into the cache before the item is published to the network. By default the <text:span text:style-name="T9">NoOpCacheLoaderPersisterFactory </text:span>is used, so the cache is not loaded of saved. You could create your own implementation or use the<text:span text:style-name="T21"> 'DataStore'</text:span> implementations <text:soft-page-break/>included.</text:p>
      <text:p text:style-name="Standard"/>
      <text:p text:style-name="P23">ListenerEventQueueFactory</text:p>
      <text:p text:style-name="P22"/>
      <text:p text:style-name="Standard">(Used in publisher and subscriber, but probably only really useful in a publisher). This allows you to override the queuing mechanism that is used when an object is placed in the cache – in this case the object goes on to a queue which, in the case of a publisher passes it to the network layer and for both publishers and subscribers also calls any local listeners. It is unlikely you will need to create your own implementation of this, but if you do, care must be taken implementing <text:span text:style-name="T9">EventQueue</text:span>, in particular <text:span text:style-name="T9">EventQueue.put() </text:span><text:s/>must be thread safe. Under certain circumstances, you might want to use the <text:span text:style-name="T9">ListenerNoneQueuingEventQueueFactory. </text:span>This will eliminate the queue between putting an item in the cache and, in the case of a publisher, sending it to the network layer and notifying listeners. You probably only want to do this if you are publishing and have no <text:span text:style-name="T5">local</text:span> listeners to the cache. Note in the case of publishers: when the item is passed to the network layer, there is a separate thread-pool and queue that allows multiple threads to send messages to multiple clients (but a given client is always processed on the same thread to preserve message ordering). If you knew you only had one client subscriber, you could also eliminate that queue by setting <text:span text:style-name="T9">GlobalDefaults.numberOfNetworkSendThreads = 0</text:span>. (to be effective, this parameter must be set before any publishers have been created) Note: you would know that you would only get one subscriber if you were using a 'Router' configuration, see below.</text:p>
      <text:p text:style-name="Standard"/>
      <text:p text:style-name="P23">MapFactory</text:p>
      <text:p text:style-name="Standard"/>
      <text:p text:style-name="Standard">(Used in publisher and subscriber).This allows you to choose an alternative implementation of a <text:span text:style-name="T22">ConcurrentMap</text:span> interface that is used internally by the cache.</text:p>
      <text:p text:style-name="Standard"/>
      <text:p text:style-name="P23">CachePublisherFactory</text:p>
      <text:p text:style-name="Standard"/>
      <text:p text:style-name="Standard">(Used in publisher only).You will probably never want to change this implementation, it is present just to make the code more testable.</text:p>
      <text:p text:style-name="Standard"/>
      <text:p text:style-name="P23">ListenerEventFactory</text:p>
      <text:p text:style-name="Standard"/>
      <text:p text:style-name="Standard">(Used in publisher and subscriber).This allows the type of event placed on the Event queue, to be customized. You might want to implement this if you implement <text:s/><text:span text:style-name="T11">ListenerEventQueueFactory</text:span>, however it is very unlikely you will want to change this.</text:p>
      <text:p text:style-name="Standard"/>
      <text:p text:style-name="P23">ThreaderFactory</text:p>
      <text:p text:style-name="Standard"/>
      <text:p text:style-name="Standard">(Used in publisher only).This creates an instance of a '<text:span text:style-name="T22">Threader</text:span>' which is essentially a thread pool used by the network layer. It is unlikely you will want to change it. The number of threads is controlled by <text:s/><text:span text:style-name="T9">GlobalDefaults.numberOfNetworkSendThreads </text:span>which is set to 6 by default. The thread pool is shared by all publishers in an application, typically, it is expected an application will not contain very many publishers, although there is no reason why it can't have lots. As mentioned above, if <text:s/><text:span text:style-name="T9">GlobalDefaults.numberOfNetworkSendThreads = 0</text:span>, the network-send is performed on the <text:s/>cache's event notification thread. You have the option to use <text:span text:style-name="T9">ThreaderFactoryMultipleImpl, </text:span>which creates new Thread pools each time it is used, so publishers within the same app could get different thread pools.</text:p>
      <text:p text:style-name="Standard"/>
      <text:p text:style-name="P23">GeneralRequestHandlerFactory</text:p>
      <text:p text:style-name="Standard"/>
      <text:p text:style-name="Standard">(Used in publisher only).You will probably never want to change this implementation, it is present just to make the code more testable.</text:p>
      <text:p text:style-name="Standard"/>
      <text:p text:style-name="P23"><text:soft-page-break/>CacheInfoDisplayFactory</text:p>
      <text:p text:style-name="P23"/>
      <text:p text:style-name="Standard"><text:s/>(Used in publisher and subscriber). This factory creates and instance of a <text:span text:style-name="T7">CacheInfoDisplay</text:span></text:p>
      <text:p text:style-name="Standard"><text:s/>which allows the contents of the caches to be displayed in a browser using url <text:span text:style-name="T22">http://</text:span><text:span text:style-name="T23">&lt;host:port&gt;</text:span><text:span text:style-name="T22">/scdds/</text:span>. You might want to change the implementation to use the standard MBean mechanism; the reason that isn't done by default is because of re-distribution issues with <text:s/><text:span text:style-name="T5">jmxtools jar</text:span> which is needed for the http/html MBean display functionality. You can easily disable the http display functionality if you wish by setting <text:span text:style-name="T9">GlobalProperties.exposeHttpServer=false, </text:span>(this is a bit easier than passing in a factory that returns null, which you could also do). You can set the http port used by the default implementation by setting <text:span text:style-name="T9">GlobalProperties.</text:span><text:span text:style-name="T12">httpServerPort, </text:span>if this is not set, a free port is chosen automatically - in the case of a publisher this is recorded in the registry, but in the case of a subscriber it is not; <text:s/>in both cases it is logged. At least in the case of a subscriber, it might be easier to decide on a port in advance.</text:p>
      <text:p text:style-name="Standard"/>
      <text:h text:style-name="Heading_20_2" text:outline-level="2">Using a Router </text:h>
      <text:p text:style-name="Standard">There is the option to use a router. What this means is that publishers will only need to publish to one client, the router, and subscribers will always subscribe to caches with a leading “R.” in the name which is the cache re-published by the router. This might be useful to reduce the load on a publisher if there are very many subscribers. It could also be useful if a publisher is behind a firewall. To use a router, see <text:span text:style-name="T9">uk.co.octatec.scdds.net.router.Router.main() </text:span>and pass in a properties file containing a list of caches to re-publish.</text:p>
      <text:p text:style-name="Standard"/>
      <text:p text:style-name="Standard"/>
      <text:p text:style-name="P1"/>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0:15:17.75</meta:creation-date>
    <dc:date>2016-07-15T16:46:43.79</dc:date>
    <meta:editing-duration>P1DT29M7S</meta:editing-duration>
    <meta:editing-cycles>18</meta:editing-cycles>
    <meta:generator>OpenOffice/4.0.1$Win32 OpenOffice.org_project/401m5$Build-9714</meta:generator>
    <meta:document-statistic meta:table-count="0" meta:image-count="0" meta:object-count="0" meta:page-count="5" meta:paragraph-count="71" meta:word-count="2140" meta:character-count="13996"/>
  </office:meta>
</office:document-meta>
</file>